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loext:graphic-properties draw:fill-color="#000000"/>
    </style:style>
    <style:style style:name="P2" style:family="paragraph">
      <style:paragraph-properties fo:text-align="center"/>
    </style:style>
    <style:style style:name="P3" style:family="paragraph">
      <style:paragraph-properties fo:margin-left="0.75in" fo:margin-right="0in" fo:text-indent="-0.248in"/>
    </style:style>
    <style:style style:name="P4" style:family="paragraph">
      <style:paragraph-properties fo:margin-left="0.75in" fo:margin-right="0in" fo:text-align="center" fo:text-indent="-0.248in"/>
      <style:text-properties fo:font-size="12pt"/>
    </style:style>
    <style:style style:name="P5" style:family="paragraph">
      <style:paragraph-properties fo:margin-left="0.75in" fo:margin-right="0in" fo:text-indent="-0.248in"/>
      <style:text-properties fo:font-size="12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draw:fill-color="#000000" draw:textarea-horizontal-align="justify" draw:textarea-vertical-align="middle" draw:auto-grow-height="false" fo:min-height="0.8217in" fo:min-width="4.4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98in" draw:marker-start-width="0.228in" draw:marker-end-width="0.228in" draw:textarea-horizontal-align="justify" draw:textarea-vertical-align="middle" draw:auto-grow-height="false" fo:min-height="0.4402in" fo:min-width="0.9409in" fo:padding-top="0.0291in" fo:padding-bottom="0.0291in" fo:padding-left="0.0291in" fo:padding-right="0.029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744in" fo:min-width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717in" fo:min-width="1.1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draw:marker-start-width="0.228in" draw:marker-end-width="0.228in" draw:textarea-horizontal-align="justify" draw:textarea-vertical-align="middle" draw:auto-grow-height="false" fo:min-height="0.678in" fo:min-width="1.4665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98in" svg:stroke-color="#00cc00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598in" draw:marker-start-width="0.228in" draw:marker-end-width="0.228in" draw:textarea-horizontal-align="justify" draw:textarea-vertical-align="middle" draw:auto-grow-height="false" fo:min-height="0.6626in" fo:min-width="1.408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98in" svg:stroke-color="#ff3333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7917in" fo:min-width="3.3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7917in" fo:min-width="3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7925in" fo:min-width="3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0425in" fo:min-width="3.7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4.578in" svg:height="0.9094in" svg:x="1.328in" svg:y="-0.14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2" svg:width="0.9996in" svg:height="0.4988in" svg:x="3.2555in" svg:y="0.0252in"><text:p text:style-name="P2">&lt; Load</text:p><draw:enhanced-geometry svg:viewBox="0 0 21600 21600" draw:mirror-horizontal="false" draw:mirror-vertical="false" draw:type="line-callout-2" draw:modifiers="-6630 48517.3852573018 -6630 16793.3240611961 -3750 16643.115438108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2" draw:name="Shape2" draw:style-name="gr2" draw:text-style-name="P2" svg:width="0.9996in" svg:height="0.4988in" svg:x="1.7134in" svg:y="0.0492in"><text:p text:style-name="P2">&lt; Options</text:p><draw:enhanced-geometry svg:viewBox="0 0 21600 21600" draw:mirror-horizontal="false" draw:mirror-vertical="false" draw:type="line-callout-2" draw:modifiers="-31455 41607.7885952712 -31620 17033.6578581363 -3750 16643.115438108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3" draw:name="Shape4" draw:style-name="gr3" draw:text-style-name="P4" svg:width="1.5343in" svg:height="0.9748in" svg:x="-0.0717in" svg:y="0.6693in"><text:p text:style-name="P3"><text:span text:style-name="T1">sound controls</text:span></text:p><text:p text:style-name="P3"><text:span text:style-name="T1">UI text color</text:span></text:p><text:p text:style-name="P3"><text:span text:style-name="T1">UI background color</text:span></text:p><text:p text:style-name="P3"><text:span text:style-name="T1">apply btn &gt;</text:span></text:p><text:p text:style-name="P3"><text:span text:style-name="T1">go back btn &gt;</text:span></text:p><draw:enhanced-geometry svg:viewBox="0 0 21600 21600" draw:type="rectangle" draw:enhanced-path="M 0 0 L 21600 0 21600 21600 0 21600 0 0 Z N"/></draw:custom-shape><draw:custom-shape text:anchor-type="paragraph" draw:z-index="4" draw:name="Shape3" draw:style-name="gr4" draw:text-style-name="P5" svg:width="1.1933in" svg:height="0.5217in" svg:x="2.4807in" svg:y="0.9256in"><text:p text:style-name="P3"><text:span text:style-name="T1">load game btn &gt;</text:span></text:p><text:p text:style-name="P3"><text:span text:style-name="T1">&lt; go back bt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2" draw:text-style-name="P2" svg:width="0.9996in" svg:height="0.4988in" svg:x="4.6484in" svg:y="0.0252in"><text:p text:style-name="P2">&lt; Start</text:p><draw:enhanced-geometry svg:viewBox="0 0 21600 21600" draw:mirror-horizontal="false" draw:mirror-vertical="false" draw:type="line-callout-2" draw:modifiers="-3360 52092.3504867872 -3495 33166.0639777469 -3750 16643.115438108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6" draw:name="Shape6" draw:style-name="gr5" draw:text-style-name="P2" svg:width="1.5252in" svg:height="0.7362in" svg:x="3.5972in" svg:y="3.2102in"><text:p text:style-name="P2">Pause game state;</text:p><text:p text:style-name="P2">Set to start of</text:p><text:p text:style-name="P2"><text:s/>current wave</text:p><draw:enhanced-geometry svg:viewBox="0 0 21600 21600" draw:type="rectangle" draw:enhanced-path="M 0 0 L 21600 0 21600 21600 0 21600 0 0 Z N"/></draw:custom-shape><draw:polyline text:anchor-type="paragraph" draw:z-index="7" draw:name="Shape7" draw:style-name="gr6" draw:text-style-name="P2" svg:width="0.3484in" svg:height="0.9461in" draw:transform="rotate (0.0198967534727354) translate (3.67361096590996in 1.09374270323224in)" svg:viewBox="0 0 886 2404" draw:points="0,0 886,0 871,2404"><text:p/></draw:polyline><draw:custom-shape text:anchor-type="paragraph" draw:z-index="8" draw:name="Shape6" draw:style-name="gr7" draw:text-style-name="P6" svg:width="1.4669in" svg:height="0.7213in" svg:x="4.3516in" svg:y="1.0681in"><text:p text:style-name="P2"><text:span text:style-name="T2">Create game instance;</text:span></text:p><text:p text:style-name="P2"><text:span text:style-name="T2">Set map, score and resources</text:span></text:p><text:p text:style-name="P2"><text:span text:style-name="T2"><text:s/></text:span><text:span text:style-name="T2">to default values</text:span></text:p><draw:enhanced-geometry svg:viewBox="0 0 21600 21600" draw:type="rectangle" draw:enhanced-path="M 0 0 L 21600 0 21600 21600 0 21600 0 0 Z N"/></draw:custom-shape><draw:custom-shape text:anchor-type="paragraph" draw:z-index="9" draw:name="Shape6" draw:style-name="gr7" draw:text-style-name="P6" svg:width="1.4669in" svg:height="0.7213in" svg:x="2.7492in" svg:y="2.0201in"><text:p text:style-name="P2"><text:span text:style-name="T2">retrieve game instance;</text:span></text:p><text:p text:style-name="P2"><text:span text:style-name="T2">Set map to last</text:span></text:p><draw:enhanced-geometry svg:viewBox="0 0 21600 21600" draw:type="rectangle" draw:enhanced-path="M 0 0 L 21600 0 21600 21600 0 21600 0 0 Z N"/></draw:custom-shape><draw:line text:anchor-type="paragraph" draw:z-index="10" draw:name="Shape8" draw:style-name="gr6" draw:text-style-name="P2" svg:x1="3.8618in" svg:y1="2.7409in" svg:x2="3.8681in" svg:y2="3.2362in"><text:p/></draw:line><draw:line text:anchor-type="paragraph" draw:z-index="11" draw:name="Shape8" draw:style-name="gr6" draw:text-style-name="P2" svg:x1="4.8201in" svg:y1="1.789in" svg:x2="4.8394in" svg:y2="3.2362in"><text:p/></draw:line><draw:polyline text:anchor-type="paragraph" draw:z-index="12" draw:name="Shape9" draw:style-name="gr6" draw:text-style-name="P2" svg:width="0.2654in" svg:height="0.5654in" draw:transform="rotate (0.0277507351067098) translate (1.44680177900524in 0.77473632538308in)" svg:viewBox="0 0 675 1437" draw:points="0,1437 635,1437 675,0"><text:p/></draw:polyline><draw:polyline text:anchor-type="paragraph" draw:z-index="13" draw:name="Shape9" draw:style-name="gr8" draw:text-style-name="P2" svg:width="0.3953in" svg:height="0.7433in" draw:transform="skewX (-0.00733038285837618) rotate (0.0242600766027212) translate (1.43901491567091in 0.776962884466335in)" svg:viewBox="0 0 1005 1889" draw:points="0,1889 946,1888 1005,0"><text:p/></draw:polyline><draw:polyline text:anchor-type="paragraph" draw:z-index="14" draw:name="Shape5" draw:style-name="gr8" draw:text-style-name="P2" svg:width="0.3303in" svg:height="0.5461in" svg:x="2.15in" svg:y="0.7673in" svg:viewBox="0 0 840 1388" draw:points="0,1388 840,1388 16,1388 0,0"><text:p/></draw:polyline><draw:custom-shape text:anchor-type="paragraph" draw:z-index="15" draw:name="Shape10" draw:style-name="gr9" draw:text-style-name="P7" svg:width="3.3921in" svg:height="0.7921in" svg:x="3.8098in" svg:y="4.2354in"><text:p text:style-name="P2"><text:span text:style-name="T3">{Click map.location}</text:span></text:p><text:p text:style-name="P2"><text:span text:style-name="T3">Check game.resourse&amp;&amp;map.location.CanPlace;</text:span></text:p><text:p text:style-name="P2"><text:span text:style-name="T3">If yes: place tower, game.resourse--,play build sound;</text:span></text:p><text:p text:style-name="P2"><text:span text:style-name="T3">If no: display ‘need more resources’ mesg, play alert sound;</text:span></text:p><draw:enhanced-geometry svg:viewBox="0 0 21600 21600" draw:type="rectangle" draw:enhanced-path="M 0 0 L 21600 0 21600 21600 0 21600 0 0 Z N"/></draw:custom-shape><draw:custom-shape text:anchor-type="paragraph" draw:z-index="16" draw:name="Shape10" draw:style-name="gr10" draw:text-style-name="P7" svg:width="3.7713in" svg:height="0.7921in" svg:x="-0.2693in" svg:y="4.2354in"><text:p text:style-name="P2"><text:span text:style-name="T3">{Click an upgrade btn}</text:span></text:p><text:p text:style-name="P2"><text:span text:style-name="T3">Check game.resourse&amp;&amp;!(game.isResearching.IsNullOrEmpty);</text:span></text:p><text:p text:style-name="P2"><text:span text:style-name="T3">If yes: display mesg, play alert sound;</text:span></text:p><text:p text:style-name="P2"><text:span text:style-name="T3">If no: game.resource--,call game.researchAsync(),</text:span></text:p><text:p text:style-name="P2"><text:span text:style-name="T3">play research sound;</text:span></text:p><draw:enhanced-geometry svg:viewBox="0 0 21600 21600" draw:type="rectangle" draw:enhanced-path="M 0 0 L 21600 0 21600 21600 0 21600 0 0 Z N"/></draw:custom-shape><draw:custom-shape text:anchor-type="paragraph" draw:z-index="17" draw:name="Shape10" draw:style-name="gr9" draw:text-style-name="P7" svg:width="3.3921in" svg:height="0.7921in" svg:x="3.8098in" svg:y="5.4209in"><text:p text:style-name="P2"><text:span text:style-name="T3">{Click map.location}</text:span></text:p><text:p text:style-name="P2"><text:span text:style-name="T3">Check game.resourse&amp;&amp;map.location.CanPlace;</text:span></text:p><text:p text:style-name="P2"><text:span text:style-name="T3">If yes: place tower, game.resourse--,play build sound;</text:span></text:p><text:p text:style-name="P2"><text:span text:style-name="T3">If no: display ‘need more resources’ mesg, play alert sound;</text:span></text:p><draw:enhanced-geometry svg:viewBox="0 0 21600 21600" draw:type="rectangle" draw:enhanced-path="M 0 0 L 21600 0 21600 21600 0 21600 0 0 Z N"/></draw:custom-shape><draw:custom-shape text:anchor-type="paragraph" draw:z-index="18" draw:name="Shape10" draw:style-name="gr11" draw:text-style-name="P7" svg:width="3.7713in" svg:height="0.7925in" svg:x="-0.2693in" svg:y="5.4209in"><text:p text:style-name="P2"><text:span text:style-name="T3">{Click play button}</text:span></text:p><text:p text:style-name="P2"><text:span text:style-name="T3">Check game.WaveStarted</text:span></text:p><text:p text:style-name="P2"><text:span text:style-name="T3">If yes: enemy.movementMod=2;</text:span></text:p><text:p text:style-name="P2"><text:span text:style-name="T3">If no: game.StartWave();</text:span></text:p><draw:enhanced-geometry svg:viewBox="0 0 21600 21600" draw:type="rectangle" draw:enhanced-path="M 0 0 L 21600 0 21600 21600 0 21600 0 0 Z N"/></draw:custom-shape><draw:custom-shape text:anchor-type="paragraph" draw:z-index="19" draw:name="Shape10" draw:style-name="gr11" draw:text-style-name="P7" svg:width="3.7713in" svg:height="0.7925in" svg:x="-0.2693in" svg:y="6.2134in"><text:p text:style-name="P2"><text:span text:style-name="T3">{Click pause button}</text:span></text:p><text:p text:style-name="P2"><text:span text:style-name="T3">Check game.WaveInProgress()</text:span></text:p><text:p text:style-name="P2"><text:span text:style-name="T3">If yes: pause game, enemy.ResourceMod=.8;</text:span></text:p><text:p text:style-name="P2"><text:span text:style-name="T3">If no: show pause menu;</text:span></text:p><draw:enhanced-geometry svg:viewBox="0 0 21600 21600" draw:type="rectangle" draw:enhanced-path="M 0 0 L 21600 0 21600 21600 0 21600 0 0 Z N"/></draw:custom-shape><draw:custom-shape text:anchor-type="paragraph" draw:z-index="20" draw:name="Shape11" draw:style-name="gr12" draw:text-style-name="P2" svg:width="3.7776in" svg:height="1.0425in" svg:x="-0.2693in" svg:y="7.3992in"><text:p text:style-name="P2">{after each sec}(a)</text:p><text:p text:style-name="P2">&lt;Test each friendly&amp;enemy entity</text:p><text:p text:style-name="P2"><text:s/>against list of opponents&gt;</text:p><text:p text:style-name="P2">Game.map.location.InRange(src,tgt.location)</text:p><text:p text:style-name="P2">If yes: </text:p><draw:enhanced-geometry svg:viewBox="0 0 21600 21600" draw:type="rectangle" draw:enhanced-path="M 0 0 L 21600 0 21600 21600 0 21600 0 0 Z N"/></draw:custom-shape><draw:custom-shape text:anchor-type="paragraph" draw:z-index="21" draw:name="Shape11" draw:style-name="gr12" draw:text-style-name="P2" svg:width="3.7776in" svg:height="1.0425in" svg:x="-0.2693in" svg:y="8.8354in"><text:p text:style-name="P2">{after enemy takes damage}</text:p><text:p text:style-name="P2">Check if health&gt;0</text:p><text:p text:style-name="P2">If yes: do nothing;</text:p><text:p text:style-name="P2">If no: add resources*resourceMod, play death sound,</text:p><text:p text:style-name="P2"><text:s/>destroy enemy;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0:16:37.281562095</meta:creation-date>
    <dc:date>2018-02-01T14:02:42.277561389</dc:date>
    <meta:editing-duration>PT21M25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